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9DD00000D8BD325D36A.svm"/>
  <manifest:file-entry manifest:media-type="image/png" manifest:full-path="Pictures/10000000000002B2000001DEA51E7E0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6.2979in" table:align="left" style:writing-mode="lr-tb"/>
    </style:style>
    <style:style style:name="Tabel1.A" style:family="table-column">
      <style:table-column-properties style:column-width="0.8472in"/>
    </style:style>
    <style:style style:name="Tabel1.B" style:family="table-column">
      <style:table-column-properties style:column-width="5.4507in"/>
    </style:style>
    <style:style style:name="Tabe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1.B1" style:family="table-cell">
      <style:table-cell-properties fo:padding="0.0382in" fo:border="0.0007in solid #000000"/>
    </style:style>
    <style:style style:name="Tabel1.A2" style:family="table-cell">
      <style:table-cell-properties fo:padding="0.0382in" fo:border-left="0.0007in solid #000000" fo:border-right="none" fo:border-top="none" fo:border-bottom="0.0007in solid #000000"/>
    </style:style>
    <style:style style:name="Tabel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  <style:text-properties fo:font-size="24pt" fo:font-style="italic" style:font-size-asian="24pt" style:font-style-asian="italic" style:font-size-complex="2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Contents_20_Heading">
      <style:paragraph-properties fo:text-align="start" style:justify-single-word="false" fo:break-before="page"/>
    </style:style>
    <style:style style:name="P8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1465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3055in"/>
          <style:tab-stop style:position="6.2929in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list-style-name="Numbering_20_1">
      <style:text-properties fo:language="en" fo:country="US"/>
    </style:style>
    <style:style style:name="P12" style:family="paragraph" style:parent-style-name="Heading_20_2" style:list-style-name="Numbering_20_1">
      <style:text-properties fo:language="en" fo:country="US"/>
    </style:style>
    <style:style style:name="P13" style:family="paragraph" style:parent-style-name="ProgrammaCode">
      <style:text-properties fo:language="en" fo:country="US" style:language-asian="en" style:country-asian="US"/>
    </style:style>
    <style:style style:name="P14" style:family="paragraph" style:parent-style-name="Standard" style:list-style-name="WW8Num38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Heading_20_2" style:list-style-name="Numbering_20_1"/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 style:list-style-name="L1">
      <style:paragraph-properties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" style:list-style-name="L1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4" style:family="paragraph" style:parent-style-name="Standard" style:list-style-name="L3">
      <style:paragraph-properties>
        <style:tab-stops/>
      </style:paragraph-properties>
    </style:style>
    <style:style style:name="P25" style:family="paragraph" style:parent-style-name="ProgrammaCode">
      <style:paragraph-properties>
        <style:tab-stops/>
      </style:paragraph-properties>
    </style:style>
    <style:style style:name="P26" style:family="paragraph" style:parent-style-name="Standard">
      <style:paragraph-properties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Heading_20_3" style:list-style-name="L2"/>
    <style:style style:name="P29" style:family="paragraph" style:parent-style-name="Standard" style:list-style-name="WW8Num30">
      <style:paragraph-properties fo:margin-left="0in" fo:margin-right="0in" fo:line-height="100%" fo:text-indent="0in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30" style:family="paragraph" style:parent-style-name="Header">
      <style:paragraph-properties>
        <style:tab-stops/>
      </style:paragraph-properties>
    </style:style>
    <style:style style:name="P31" style:family="paragraph" style:parent-style-name="Header">
      <style:paragraph-properties fo:break-before="page">
        <style:tab-stops/>
      </style:paragraph-properties>
    </style:style>
    <style:style style:name="P32" style:family="paragraph" style:parent-style-name="Standard">
      <style:paragraph-properties fo:break-before="page">
        <style:tab-stops/>
      </style:paragraph-properties>
    </style:style>
    <style:style style:name="P33" style:family="paragraph" style:parent-style-name="Standard">
      <style:paragraph-properties>
        <style:tab-stops/>
      </style:paragraph-properties>
      <style:text-properties fo:font-weight="bold" style:font-weight-asian="bold" style:font-weight-complex="bold"/>
    </style:style>
    <style:style style:name="P34" style:family="paragraph" style:parent-style-name="Standard">
      <style:paragraph-properties>
        <style:tab-stops/>
      </style:paragraph-properties>
      <style:text-properties fo:language="en" fo:country="GB"/>
    </style:style>
    <style:style style:name="P35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36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37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38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40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41" style:family="paragraph" style:parent-style-name="Standard">
      <style:paragraph-properties style:text-autospace="none">
        <style:tab-stops/>
      </style:paragraph-properties>
    </style:style>
    <style:style style:name="P42" style:family="paragraph" style:parent-style-name="Heading_20_1" style:list-style-name="Numbering_20_1">
      <style:paragraph-properties>
        <style:tab-stops/>
      </style:paragraph-properties>
      <style:text-properties fo:language="en" fo:country="GB"/>
    </style:style>
    <style:style style:name="P43" style:family="paragraph" style:parent-style-name="Standard" style:list-style-name="WW8Num28">
      <style:paragraph-properties fo:margin-left="0in" fo:margin-right="0in" fo:text-indent="0in" style:auto-text-indent="false">
        <style:tab-stops/>
      </style:paragraph-properties>
    </style:style>
    <style:style style:name="P44" style:family="paragraph" style:parent-style-name="Heading_20_1" style:list-style-name="Numbering_20_1">
      <style:paragraph-properties fo:break-before="page">
        <style:tab-stops/>
      </style:paragraph-properties>
      <style:text-properties fo:language="en" fo:country="GB"/>
    </style:style>
    <style:style style:name="P45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</office:automatic-styles>
  <office:body>
    <office:text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6.0217in" svg:height="4.5327in" draw:z-index="20"><draw:image xlink:href="Pictures/10000000000002B2000001DEA51E7E01.png" xlink:type="simple" xlink:show="embed" xlink:actuate="onLoad"/></draw:frame></text:p>
      <text:p text:style-name="P3">Kitchen version 2.5.1</text:p>
      <text:p text:style-name="P2"/>
      <text:p text:style-name="P3"/>
      <text:p text:style-name="P4">© 2001 - 2007 Pentaho</text:p>
      <text:p text:style-name="P4"/>
      <text:p text:style-name="P4"/>
      <text:p text:style-name="P4">http://www.pentaho.org</text:p>
      <text:p text:style-name="P5"/>
      <text:p text:style-name="P6"/>
      <text:p text:style-name="P7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8">1. Kitchen<text:tab/>3</text:p>
          <text:p text:style-name="P9">1.1. What is Kitchen?<text:tab/>3</text:p>
          <text:p text:style-name="P9">1.2. Installation<text:tab/>3</text:p>
          <text:p text:style-name="P9">1.3. Launching Kitchen<text:tab/>3</text:p>
          <text:p text:style-name="P9">1.4. Command line options<text:tab/>4</text:p>
          <text:p text:style-name="P9">1.5. Path<text:tab/>8</text:p>
          <text:p text:style-name="P9">1.6. Run a job from file<text:tab/>8</text:p>
          <text:p text:style-name="P9">1.7. Run a job from Repository<text:tab/>9</text:p>
          <text:p text:style-name="P9">1.8. Redirecting output<text:tab/>9</text:p>
          <text:p text:style-name="P9">1.9. Return codes<text:tab/>9</text:p>
          <text:p text:style-name="P8">2. Scheduling<text:tab/>10</text:p>
          <text:p text:style-name="P9">2.1. Schedule a job on windows<text:tab/>10</text:p>
          <text:p text:style-name="P9">2.2. Schedule a job on Unix<text:tab/>10</text:p>
          <text:p text:style-name="P8">3. License<text:tab/>12</text:p>
          <text:p text:style-name="P9">3.1. Short version<text:tab/>12</text:p>
          <text:p text:style-name="P9">3.2. Complete text<text:tab/>12</text:p>
        </text:index-body>
      </text:table-of-content>
      <text:p text:style-name="P10"/>
      <text:p text:style-name="Standard"/>
      <text:p text:style-name="Standard"/>
      <text:list text:style-name="Numbering_20_1">
        <text:list-item>
          <text:h text:style-name="P11" text:outline-level="1">Kitchen</text:h>
          <text:list>
            <text:list-item>
              <text:h text:style-name="P12" text:outline-level="2">What is Kitchen?</text:h>
            </text:list-item>
          </text:list>
        </text:list-item>
      </text:list>
      <text:p text:style-name="Standard">Kitchen is a program that can execute jobs designed by Chef in XML or in a database repository. <text:s/>Usually jobs are scheduled in batch mode to be run automatically at regular intervals.</text:p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Installation</text:h>
            </text:list-item>
          </text:list>
        </text:list-item>
      </text:list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5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3"/>
      <text:p text:style-name="P13">cd Kettle</text:p>
      <text:p text:style-name="P13">chmod +x *.sh</text:p>
      <text:p text:style-name="P13"/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Launching Kitchen</text:h>
            </text:list-item>
          </text:list>
        </text:list-item>
      </text:list>
      <text:p text:style-name="Standard">To launch Kitchen on the different platforms these are the scripts that are provided:</text:p>
      <text:p text:style-name="Standard"/>
      <text:list text:style-name="WW8Num38">
        <text:list-item>
          <text:p text:style-name="P14">Kitchen.bat: <text:tab/>run Kitchen on the Windows platform.</text:p>
        </text:list-item>
        <text:list-item>
          <text:p text:style-name="P14">kitchen.sh: <text:tab/>run Kitchen on Unix platforms and Mac OSX</text:p>
          <text:p text:style-name="P14"/>
        </text:list-item>
      </text:list>
      <text:p text:style-name="Standard">Kitchen can be run on any platform that has a version of the Java Runtime Environment version 1.4 or higher.</text:p>
      <text:p text:style-name="P15"/>
      <text:list text:style-name="Numbering_20_1" text:continue-numbering="true">
        <text:list-item>
          <text:list text:continue-numbering="true">
            <text:list-item>
              <text:h text:style-name="P16" text:outline-level="2"><text:span text:style-name="T1">Command line o</text:span><text:span text:style-name="T2">ptions</text:span></text:h>
            </text:list-item>
          </text:list>
        </text:list-item>
      </text:list>
      <text:p text:style-name="Standard">These are the command line options that you can use. </text:p>
      <text:p text:style-name="P17"/>
      <text:p text:style-name="P18"><text:span text:style-name="T3">IMPORTANT NOTES</text:span>: </text:p>
      <text:list text:style-name="L1">
        <text:list-item>
          <text:p text:style-name="P19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9">Fields in italic represent the values that the options use.</text:p>
        </text:list-item>
        <text:list-item>
          <text:p text:style-name="P20">It’s important that if spaces are present in the option values, you use quotes or double quotes to keep them together. Take a look at the examples below for more info.</text:p>
          <text:p text:style-name="P21"/>
        </text:list-item>
      </text:list>
      <text:p text:style-name="ProgrammaCode">/option:<text:span text:style-name="T4">value</text:span></text:p>
      <text:p text:style-name="P18"/>
      <text:p text:style-name="P22">Below are the valid options.</text:p>
      <text:p text:style-name="P22"/>
      <text:list text:style-name="L2">
        <text:list-item>
          <text:p text:style-name="P23">Display version information</text:p>
        </text:list-item>
      </text:list>
      <text:list text:style-name="L3">
        <text:list-header>
          <text:p text:style-name="P24"/>
        </text:list-header>
      </text:list>
      <text:p text:style-name="P25">-<text:span text:style-name="T4">version</text:span></text:p>
      <text:p text:style-name="P26"/>
      <text:p text:style-name="P26">This option displays the version of the Kettle core library (kettle.jar).</text:p>
      <text:p text:style-name="P27">The build version number and build date are shown as well.</text:p>
      <text:list text:style-name="L2" text:continue-numbering="true">
        <text:list-item>
          <text:p text:style-name="P28">Launch XML File</text:p>
        </text:list-item>
      </text:list>
      <text:p text:style-name="Standard"/>
      <text:p text:style-name="P25">-file=<text:span text:style-name="T4">filename</text:span></text:p>
      <text:p text:style-name="P26"/>
      <text:p text:style-name="P26">This option runs the job defined in the XML file. <text:s/>(.kjb : Kettle Job)</text:p>
      <text:p text:style-name="P26"/>
      <text:list text:style-name="L2" text:continue-numbering="true">
        <text:list-item>
          <text:p text:style-name="P23">Set the logging file</text:p>
        </text:list-item>
      </text:list>
      <text:p text:style-name="P26"/>
      <text:p text:style-name="P25">-logfile=<text:span text:style-name="T4">Logging Filename</text:span></text:p>
      <text:p text:style-name="P26"/>
      <text:p text:style-name="P26">Specifies the log file. <text:s/>The default is the standard output.</text:p>
      <text:p text:style-name="P26"/>
      <text:list text:style-name="L2" text:continue-numbering="true">
        <text:list-item>
          <text:p text:style-name="P23">Set the logging level</text:p>
        </text:list-item>
      </text:list>
      <text:p text:style-name="P26"/>
      <text:p text:style-name="P25">-level=<text:span text:style-name="T4">Logging Level</text:span></text:p>
      <text:p text:style-name="P26"/>
      <text:p text:style-name="P26">The level option sets the log level for the job that’s being run.</text:p>
      <text:p text:style-name="P26">These are the possible values:</text:p>
      <text:p text:style-name="P26"/>
      <text:list text:style-name="WW8Num30">
        <text:list-item>
          <text:p text:style-name="P29">Error:<text:tab/><text:tab/>Only show errors</text:p>
        </text:list-item>
        <text:list-item>
          <text:p text:style-name="P29">Nothing:<text:tab/><text:tab/>Don’t show any output</text:p>
        </text:list-item>
        <text:list-item>
          <text:p text:style-name="P29">Minimal:<text:tab/><text:tab/>Only use minimal logging</text:p>
        </text:list-item>
        <text:list-item>
          <text:p text:style-name="P29">Basic:<text:tab/><text:tab/>This is the default basic logging level</text:p>
        </text:list-item>
        <text:list-item>
          <text:p text:style-name="P29">Detailed:<text:tab/>Give detailed logging output</text:p>
        </text:list-item>
        <text:list-item>
          <text:p text:style-name="P29">Debug:<text:tab/><text:tab/>For debugging purposes, very detailed output.</text:p>
        </text:list-item>
        <text:list-item>
          <text:p text:style-name="P29">Rowlevel:<text:tab/>Logging at a row level, this can generate a lot of data.</text:p>
        </text:list-item>
      </text:list>
      <text:p text:style-name="P30"/>
      <text:p text:style-name="P31"/>
      <text:list text:style-name="L2" text:continue-numbering="true">
        <text:list-item>
          <text:p text:style-name="P23">Choose a repository</text:p>
        </text:list-item>
      </text:list>
      <text:p text:style-name="P26"/>
      <text:p text:style-name="P25">-rep=<text:span text:style-name="T4">Repository name</text:span></text:p>
      <text:p text:style-name="P30"/>
      <text:p text:style-name="P26">Connect to the repository with name “<text:span text:style-name="T4">Repository name</text:span>”.</text:p>
      <text:p text:style-name="P26">You also need to specify the options –user, –pass, -dir and –job.</text:p>
      <text:p text:style-name="P26">You can also specify this option in the form of environment variable KETTLE_REPOSITORY.</text:p>
      <text:p text:style-name="P26"/>
      <text:list text:style-name="L2" text:continue-numbering="true">
        <text:list-item>
          <text:p text:style-name="P23">Set the repository user name</text:p>
        </text:list-item>
      </text:list>
      <text:p text:style-name="P26"/>
      <text:p text:style-name="P25">-user=<text:span text:style-name="T4">Username</text:span></text:p>
      <text:p text:style-name="P30"/>
      <text:p text:style-name="P30">This is the username with which you want to connect to the repository.</text:p>
      <text:p text:style-name="P26">You can also specify this option in the form of environment variable KETTLE_USER.</text:p>
      <text:p text:style-name="P26"/>
      <text:list text:style-name="L2" text:continue-numbering="true">
        <text:list-item>
          <text:p text:style-name="P23">Set the repository password</text:p>
        </text:list-item>
      </text:list>
      <text:p text:style-name="P26"/>
      <text:p text:style-name="P25">-pass=<text:span text:style-name="T4">Password</text:span></text:p>
      <text:p text:style-name="P26"/>
      <text:p text:style-name="P30">The password to use to connect to the repository</text:p>
      <text:p text:style-name="P26">You can also specify this option in the form of environment variable KETTLE_PASSWORD.</text:p>
      <text:p text:style-name="P26"/>
      <text:list text:style-name="L2" text:continue-numbering="true">
        <text:list-item>
          <text:p text:style-name="P23">Select the repository job to run</text:p>
        </text:list-item>
      </text:list>
      <text:p text:style-name="P26"/>
      <text:p text:style-name="P25">-job=<text:span text:style-name="T4">Job Name</text:span></text:p>
      <text:p text:style-name="P26"/>
      <text:p text:style-name="P30">Use this option to select the job to run from the repository. <text:s/>Please also select the directory with the “-dir” option.</text:p>
      <text:p text:style-name="P26"/>
      <text:list text:style-name="L2" text:continue-numbering="true">
        <text:list-item>
          <text:p text:style-name="P23">List the directories in the repository </text:p>
        </text:list-item>
      </text:list>
      <text:p text:style-name="P26"/>
      <text:p text:style-name="P25">-listdir=<text:span text:style-name="T4">Y</text:span></text:p>
      <text:p text:style-name="P26"/>
      <text:p text:style-name="P30">Print a listing of all the sub-directories in the repository directory specified with the option “-dir”.</text:p>
      <text:p text:style-name="P26"/>
      <text:p text:style-name="P32"/>
      <text:list text:style-name="L2" text:continue-numbering="true">
        <text:list-item>
          <text:p text:style-name="P23">Set the repository directory</text:p>
        </text:list-item>
      </text:list>
      <text:p text:style-name="P26"/>
      <text:p text:style-name="P25">-dir=<text:span text:style-name="T4">directory</text:span></text:p>
      <text:p text:style-name="P26"/>
      <text:p text:style-name="P30">Specifies the directory in the repository to use. <text:s/>Repository directories are specified like this:</text:p>
      <text:p text:style-name="P30">The root directory: <text:tab/><text:tab/>/</text:p>
      <text:p text:style-name="P30">A subdirectory:<text:tab/><text:tab/>/production/Dimensions/</text:p>
      <text:p text:style-name="P30"/>
      <text:p text:style-name="P30">From version 2.2.2 on, a / (slash) is used to separate directories on all platforms.</text:p>
      <text:p text:style-name="P30"/>
      <text:list text:style-name="L2" text:continue-numbering="true">
        <text:list-item>
          <text:p text:style-name="P23"><text:s/>List the repository jobs</text:p>
        </text:list-item>
      </text:list>
      <text:p text:style-name="P26"/>
      <text:p text:style-name="P25">-listjobs=<text:span text:style-name="T4">Y</text:span></text:p>
      <text:p text:style-name="P26"/>
      <text:p text:style-name="P30">Show a list of all the jobs in the repository directory specified with the option “-dir”.</text:p>
      <text:p text:style-name="P26"/>
      <text:list text:style-name="L2" text:continue-numbering="true">
        <text:list-item>
          <text:p text:style-name="P23"><text:s/>List the available repositories</text:p>
        </text:list-item>
      </text:list>
      <text:p text:style-name="P26"/>
      <text:p text:style-name="P25">-listrep=<text:span text:style-name="T4">Y</text:span></text:p>
      <text:p text:style-name="P26"/>
      <text:p text:style-name="P30">Print a listing of all the defined repositories.</text:p>
      <text:p text:style-name="P33"/>
      <text:list text:style-name="L2" text:continue-numbering="true">
        <text:list-item>
          <text:p text:style-name="P23"><text:s/>Don't log in to the repository</text:p>
        </text:list-item>
      </text:list>
      <text:p text:style-name="P26"/>
      <text:p text:style-name="P25">-norep=<text:span text:style-name="T4">Y</text:span></text:p>
      <text:p text:style-name="P34"/>
      <text:p text:style-name="P34">If you have set environment variables KETTLE_REPOSITORY, KETTLE_USER, KETTLE_PASSWORD, you can prevent Kitchen from logging into the repository. For example if you want to launch a job from an XML file.</text:p>
      <text:p text:style-name="P34"/>
      <text:p text:style-name="P35"/>
      <text:list text:style-name="Numbering_20_1" text:continue-numbering="true">
        <text:list-item>
          <text:list text:continue-numbering="true">
            <text:list-item>
              <text:h text:style-name="P36" text:outline-level="2">Path</text:h>
            </text:list-item>
          </text:list>
        </text:list-item>
      </text:list>
      <text:p text:style-name="P26">Please make sure that you are positioned in the Kettle directory before running the samples below. <text:s/>If you put these scripts into a batch file or shell script, simply do a change directory to the installation directory:</text:p>
      <text:p text:style-name="P26"/>
      <text:p text:style-name="P26">If Kettle was installed on windows on the D:\ drive</text:p>
      <text:p text:style-name="P26"/>
      <text:p text:style-name="P25"/>
      <text:p text:style-name="P25">D:</text:p>
      <text:p text:style-name="P25">cd \Kettle</text:p>
      <text:p text:style-name="P25"/>
      <text:p text:style-name="P26"/>
      <text:p text:style-name="P26">If Kettle was installed in the /product directory on a Unix system:</text:p>
      <text:p text:style-name="P26"/>
      <text:p text:style-name="P25"/>
      <text:p text:style-name="P25">cd /product/Kettle/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un a job from file</text:h>
            </text:list-item>
          </text:list>
        </text:list-item>
      </text:list>
      <text:p text:style-name="P26">This example runs a job from file on a windows platform:</text:p>
      <text:p text:style-name="P26"/>
      <text:p text:style-name="P25"/>
      <text:p text:style-name="P25">kitchen.bat /file:D:\Jobs\updateWarehouse.kjb /level:Basic</text:p>
      <text:p text:style-name="P25"/>
      <text:p text:style-name="P26"/>
      <text:p text:style-name="P26">This example runs a job from file on a Linux box:</text:p>
      <text:p text:style-name="P26"/>
      <text:p text:style-name="P25"/>
      <text:p text:style-name="P25">kitchen.sh -file=/PRD/updateWarehouse.kjb –level=Minimal</text:p>
      <text:p text:style-name="P25"/>
      <text:p text:style-name="P32"/>
      <text:list text:style-name="Numbering_20_1" text:continue-numbering="true">
        <text:list-item>
          <text:list text:continue-numbering="true">
            <text:list-item>
              <text:h text:style-name="P36" text:outline-level="2">Run a job from Repository</text:h>
            </text:list-item>
          </text:list>
        </text:list-item>
      </text:list>
      <text:p text:style-name="P26">This example runs a job from the repository on a windows platform:</text:p>
      <text:p text:style-name="P26">(Enter on a single line without returns…)</text:p>
      <text:p text:style-name="P26"/>
      <text:p text:style-name="P25"/>
      <text:p text:style-name="P25">kitchen.bat </text:p>
      <text:p text:style-name="P25"><text:tab/> <text:s/>/rep:“Production Repository” </text:p>
      <text:p text:style-name="P25"><text:s text:c="8"/>/job:”Update dimensions”</text:p>
      <text:p text:style-name="P25"><text:tab/> <text:s/>/dir:/Dimensions/</text:p>
      <text:p text:style-name="P25"><text:s text:c="8"/>/user:matt</text:p>
      <text:p text:style-name="P25"><text:s text:c="8"/>/pass:somepassword123</text:p>
      <text:p text:style-name="P25"><text:s text:c="8"/>/level:Basic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edirecting output</text:h>
            </text:list-item>
          </text:list>
        </text:list-item>
      </text:list>
      <text:p text:style-name="P26">If you don’t want the output of the file to appear on the screen but rather be put into a log file, you can use redirection.</text:p>
      <text:p text:style-name="P26"/>
      <text:p text:style-name="P26">This example adds the Kitchen output to an ever-growing log file:</text:p>
      <text:p text:style-name="P26"/>
      <text:p text:style-name="P25"/>
      <text:p text:style-name="P25">kitchen.sh –file=“/PRD/updateWarehouse.kjb” –level=Minimal &gt;&gt; /LOG/trans.log</text:p>
      <text:p text:style-name="P25"/>
      <text:p text:style-name="P26"/>
      <text:p text:style-name="P26">This example writes the Kitchen output to a file that gets overwritten every time:</text:p>
      <text:p text:style-name="P26"/>
      <text:p text:style-name="P25"/>
      <text:p text:style-name="P25">kitchen.bat /file:C:\PRD\runAll.kjb /level:Basic &gt; C:\LOG\trans.log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eturn codes</text:h>
            </text:list-item>
          </text:list>
        </text:list-item>
      </text:list>
      <text:p text:style-name="P37"><text:span text:style-name="T5">Kitchen returns an error code based on how the execution went</text:span>:</text:p>
      <text:p text:style-name="P38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39">0</text:p>
            </table:table-cell>
            <table:table-cell table:style-name="Tabel1.B1" office:value-type="string">
              <text:p text:style-name="P40">The job ran without a problem.</text:p>
            </table:table-cell>
          </table:table-row>
        </table:table-header-rows>
        <table:table-row>
          <table:table-cell table:style-name="Tabel1.A2" office:value-type="string">
            <text:p text:style-name="P39">1</text:p>
          </table:table-cell>
          <table:table-cell table:style-name="Tabel1.B2" office:value-type="string">
            <text:p text:style-name="P40">Errors occurred during processing</text:p>
          </table:table-cell>
        </table:table-row>
        <table:table-row>
          <table:table-cell table:style-name="Tabel1.A2" office:value-type="string">
            <text:p text:style-name="P39">2</text:p>
          </table:table-cell>
          <table:table-cell table:style-name="Tabel1.B2" office:value-type="string">
            <text:p text:style-name="P40">An unexpected error occurred during loading / running of the job</text:p>
          </table:table-cell>
        </table:table-row>
        <table:table-row>
          <table:table-cell table:style-name="Tabel1.A2" office:value-type="string">
            <text:p text:style-name="P39">7</text:p>
          </table:table-cell>
          <table:table-cell table:style-name="Tabel1.B2" office:value-type="string">
            <text:p text:style-name="P40">The job couldn't be loaded from XML or the Repository</text:p>
          </table:table-cell>
        </table:table-row>
        <table:table-row>
          <table:table-cell table:style-name="Tabel1.A2" office:value-type="string">
            <text:p text:style-name="P39">8</text:p>
          </table:table-cell>
          <table:table-cell table:style-name="Tabel1.B2" office:value-type="string">
            <text:p text:style-name="P40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39">9</text:p>
          </table:table-cell>
          <table:table-cell table:style-name="Tabel1.B2" office:value-type="string">
            <text:p text:style-name="P40">Command line usage printing</text:p>
          </table:table-cell>
        </table:table-row>
      </table:table>
      <text:p text:style-name="P41"/>
      <text:p text:style-name="P26"/>
      <text:list text:style-name="Numbering_20_1" text:continue-numbering="true">
        <text:list-item>
          <text:h text:style-name="P42" text:outline-level="1">Scheduling</text:h>
          <text:list>
            <text:list-item>
              <text:h text:style-name="P36" text:outline-level="2">Schedule a job on windows</text:h>
            </text:list-item>
          </text:list>
        </text:list-item>
      </text:list>
      <text:p text:style-name="P26">The best way to go at it is to test the command first at the dos prompt.</text:p>
      <text:p text:style-name="P26">Then you can use the windows scheduler to launch this command.</text:p>
      <text:p text:style-name="P26">Windows versions since Windows 2000 have a GUI for doing this accessible through the control panel. <text:s/>However it’s also possible to use the command line to do this:</text:p>
      <text:p text:style-name="P26"/>
      <text:p text:style-name="P25"/>
      <text:p text:style-name="P25">at 23:30 /every:Monday,Wednesday,Friday "D:\updateWarehouse.bat"</text:p>
      <text:p text:style-name="P25"/>
      <text:p text:style-name="P26"/>
      <text:p text:style-name="P26">To see a list of the scheduled commands simply type:</text:p>
      <text:p text:style-name="P26"/>
      <text:p text:style-name="P25"/>
      <text:p text:style-name="P25">at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Schedule a job on Unix</text:h>
            </text:list-item>
          </text:list>
        </text:list-item>
      </text:list>
      <text:p text:style-name="P26">First create a shell script that runs all the jobs you need. <text:s/>Then you can schedule this script to run.</text:p>
      <text:p text:style-name="P26">On Unix like systems the easiest way to schedule a command is by using the “cron table”. <text:s/>You can do this by entering the following command:</text:p>
      <text:p text:style-name="P26"/>
      <text:p text:style-name="P25"/>
      <text:p text:style-name="P25">crontab –e</text:p>
      <text:p text:style-name="P25"/>
      <text:p text:style-name="P26"/>
      <text:p text:style-name="P26">Then you can enter the time at which the command needs to be run as well as the command on a single line in the text file that is presented.</text:p>
      <text:p text:style-name="P26">The first options are:</text:p>
      <text:p text:style-name="P30"/>
      <text:list text:style-name="WW8Num28">
        <text:list-item>
          <text:p text:style-name="P43">Minute:<text:tab/><text:tab/>The minute of the hour, 0-59</text:p>
        </text:list-item>
        <text:list-item>
          <text:p text:style-name="P43">Hour:<text:tab/><text:tab/>The hour of the day, 0-23</text:p>
        </text:list-item>
        <text:list-item>
          <text:p text:style-name="P43">Month day:<text:tab/>The day of the month, 1-31</text:p>
        </text:list-item>
        <text:list-item>
          <text:p text:style-name="P43">Month:<text:tab/><text:tab/>The month of the year, 1-12</text:p>
        </text:list-item>
        <text:list-item>
          <text:p text:style-name="P43">Weekday:<text:tab/><text:tab/>The day of the week, 0-6, 0=Sunday</text:p>
        </text:list-item>
      </text:list>
      <text:p text:style-name="P26"/>
      <text:p text:style-name="P26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6"/>
      <text:p text:style-name="P26">So, if you want to update the dimensions every hour, at 15 and 45 minutes past the hour during the weekdays, you might enter these lines in a crontab:</text:p>
      <text:p text:style-name="P26"/>
      <text:p text:style-name="P25">#</text:p>
      <text:p text:style-name="P25"># Launches the update of the dimensions in the warehouse</text:p>
      <text:p text:style-name="P25">#</text:p>
      <text:p text:style-name="P25">15,45 * * * 1-5 /PROD/update_dimensions.sh</text:p>
      <text:p text:style-name="P25">#</text:p>
      <text:p text:style-name="P26"/>
      <text:p text:style-name="P26"/>
      <text:p text:style-name="P26"/>
      <text:p text:style-name="P26"/>
      <text:p text:style-name="P26"/>
      <text:list text:style-name="Numbering_20_1" text:continue-numbering="true">
        <text:list-item>
          <text:h text:style-name="P44" text:outline-level="1">License</text:h>
          <text:list>
            <text:list-item>
              <text:h text:style-name="P36" text:outline-level="2">Short version</text:h>
            </text:list-item>
          </text:list>
        </text:list-item>
      </text:list>
      <text:p text:style-name="P22">Starting with version 2.2.0 Kettle is released into the public domain under the LGPL license.</text:p>
      <text:p text:style-name="P22">Please refer to the complete text of this license in the next paragraph.</text:p>
      <text:p text:style-name="P22"/>
      <text:p text:style-name="P45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list text:style-name="Numbering_20_1" text:continue-numbering="true">
        <text:list-item>
          <text:list text:continue-numbering="true">
            <text:list-item>
              <text:h text:style-name="P36" text:outline-level="2">Complete text</text:h>
            </text:list-item>
          </text:list>
        </text:list-item>
      </text:list>
      <text:p text:style-name="P34"/>
      <text:p text:style-name="Standard"><text:tab/><text:tab/> <text:s/><text:span text:style-name="T6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34"><text:span text:style-name="T6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nl" fo:country="NL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Standard" style:list-style-name="Outline" style:class="text" style:default-outline-level="1">
      <style:paragraph-properties fo:margin-left="0in" fo:margin-right="0in" fo:margin-top="0.1665in" fo:margin-bottom="0.0835in" fo:text-indent="0in" style:auto-text-indent="false" fo:break-before="page" fo:padding-left="0in" fo:padding-right="0in" fo:padding-top="0in" fo:padding-bottom="0.0138in" fo:border-left="none" fo:border-right="none" fo:border-top="none" fo:border-bottom="0.0008in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in" fo:margin-right="0in" fo:text-indent="0in" style:auto-text-indent="false" fo:break-before="auto" fo:break-after="auto" fo:padding="0in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in" fo:margin-right="0in" fo:text-indent="0in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in" fo:margin-right="0in" fo:text-indent="0in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in" fo:margin-right="0in" fo:text-indent="0in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text-align="center" style:justify-single-word="false" fo:text-indent="0in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1528in" fo:margin-right="0in" fo:text-indent="-0.1528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055in" fo:margin-right="0in" fo:text-indent="-0.1528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4583in" fo:margin-right="0in" fo:text-indent="-0.1528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528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text-indent="0in" style:auto-text-indent="false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1972in" fo:margin-right="0.1972in" fo:text-align="justify" style:justify-single-word="false" fo:hyphenation-ladder-count="no-limit" fo:text-indent="0in" style:auto-text-indent="false" fo:background-color="#ffffbf" fo:padding-left="0.0555in" fo:padding-right="0.0555in" fo:padding-top="0.0138in" fo:padding-bottom="0.0138in" fo:border="0.0008in solid #000000" style:shadow="#000000 0.0008in 0.0008in">
        <style:tab-stops>
          <style:tab-stop style:position="0in"/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  <style:tab-stop style:position="1.5752in"/>
          <style:tab-stop style:position="1.7717in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2.9528in" fo:margin-right="0in" fo:text-indent="0in" style:auto-text-indent="false"/>
    </style:style>
    <style:style style:name="WW-Berichtkop" style:family="paragraph" style:parent-style-name="Standard">
      <style:paragraph-properties fo:margin-left="0.7874in" fo:margin-right="0in" fo:text-indent="-0.7874in" style:auto-text-indent="false" fo:background-color="#cccccc" fo:padding="0.0138in" fo:border="0.0008in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WW-Bronvermelding" style:family="paragraph" style:parent-style-name="Standard" style:next-style-name="Standard">
      <style:paragraph-properties fo:margin-left="0.1528in" fo:margin-right="0in" fo:text-indent="-0.1528in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0.611in" fo:margin-right="0in" fo:text-indent="-0.1528in" style:auto-text-indent="false"/>
    </style:style>
    <style:style style:name="WW-Index_20_5" style:display-name="WW-Index 5" style:family="paragraph" style:parent-style-name="Standard" style:next-style-name="Standard">
      <style:paragraph-properties fo:margin-left="0.7638in" fo:margin-right="0in" fo:text-indent="-0.1528in" style:auto-text-indent="false"/>
    </style:style>
    <style:style style:name="WW-Index_20_6" style:display-name="WW-Index 6" style:family="paragraph" style:parent-style-name="Standard" style:next-style-name="Standard">
      <style:paragraph-properties fo:margin-left="0.9165in" fo:margin-right="0in" fo:text-indent="-0.1528in" style:auto-text-indent="false"/>
    </style:style>
    <style:style style:name="WW-Index_20_7" style:display-name="WW-Index 7" style:family="paragraph" style:parent-style-name="Standard" style:next-style-name="Standard">
      <style:paragraph-properties fo:margin-left="1.0693in" fo:margin-right="0in" fo:text-indent="-0.1528in" style:auto-text-indent="false"/>
    </style:style>
    <style:style style:name="WW-Index_20_8" style:display-name="WW-Index 8" style:family="paragraph" style:parent-style-name="Standard" style:next-style-name="Standard">
      <style:paragraph-properties fo:margin-left="1.222in" fo:margin-right="0in" fo:text-indent="-0.1528in" style:auto-text-indent="false"/>
    </style:style>
    <style:style style:name="WW-Index_20_9" style:display-name="WW-Index 9" style:family="paragraph" style:parent-style-name="Standard" style:next-style-name="Standard">
      <style:paragraph-properties fo:margin-left="1.3752in" fo:margin-right="0in" fo:text-indent="-0.1528in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0835in" fo:margin-bottom="0in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3929in" fo:margin-right="0in" fo:text-indent="-0.1965in" style:auto-text-indent="false"/>
    </style:style>
    <style:style style:name="WW-Lijst_20_3" style:display-name="WW-Lijst 3" style:family="paragraph" style:parent-style-name="Standard">
      <style:paragraph-properties fo:margin-left="0.5898in" fo:margin-right="0in" fo:text-indent="-0.1965in" style:auto-text-indent="false"/>
    </style:style>
    <style:style style:name="WW-Lijst_20_4" style:display-name="WW-Lijst 4" style:family="paragraph" style:parent-style-name="Standard">
      <style:paragraph-properties fo:margin-left="0.7862in" fo:margin-right="0in" fo:text-indent="-0.1965in" style:auto-text-indent="false"/>
    </style:style>
    <style:style style:name="WW-Lijst_20_5" style:display-name="WW-Lijst 5" style:family="paragraph" style:parent-style-name="Standard">
      <style:paragraph-properties fo:margin-left="0.9827in" fo:margin-right="0in" fo:text-indent="-0.1965in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in" fo:margin-right="0in" fo:text-indent="0in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in" fo:margin-right="0in" fo:text-indent="0in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in" fo:margin-right="0in" fo:text-indent="0in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in" fo:margin-right="0in" fo:text-indent="0in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in" fo:margin-right="0in" fo:text-indent="0in" style:auto-text-indent="false"/>
    </style:style>
    <style:style style:name="WW-Lijstnummering" style:family="paragraph" style:parent-style-name="Standard" style:list-style-name="WW8Num9">
      <style:paragraph-properties fo:margin-left="0in" fo:margin-right="0in" fo:text-indent="0in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in" fo:margin-right="0in" fo:text-indent="0in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in" fo:margin-right="0in" fo:text-indent="0in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in" fo:margin-right="0in" fo:text-indent="0in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in" fo:margin-right="0in" fo:text-indent="0in" style:auto-text-indent="false"/>
    </style:style>
    <style:style style:name="WW-Lijstvoortzetting" style:family="paragraph" style:parent-style-name="Standard">
      <style:paragraph-properties fo:margin-left="0.1965in" fo:margin-right="0in" fo:margin-top="0in" fo:margin-bottom="0.0835in" fo:text-indent="0in" style:auto-text-indent="false"/>
    </style:style>
    <style:style style:name="WW-Lijstvoortzetting_20_2" style:display-name="WW-Lijstvoortzetting 2" style:family="paragraph" style:parent-style-name="Standard">
      <style:paragraph-properties fo:margin-left="0.3929in" fo:margin-right="0in" fo:margin-top="0in" fo:margin-bottom="0.0835in" fo:text-indent="0in" style:auto-text-indent="false"/>
    </style:style>
    <style:style style:name="WW-Lijstvoortzetting_20_3" style:display-name="WW-Lijstvoortzetting 3" style:family="paragraph" style:parent-style-name="Standard">
      <style:paragraph-properties fo:margin-left="0.5898in" fo:margin-right="0in" fo:margin-top="0in" fo:margin-bottom="0.0835in" fo:text-indent="0in" style:auto-text-indent="false"/>
    </style:style>
    <style:style style:name="WW-Lijstvoortzetting_20_4" style:display-name="WW-Lijstvoortzetting 4" style:family="paragraph" style:parent-style-name="Standard">
      <style:paragraph-properties fo:margin-left="0.7862in" fo:margin-right="0in" fo:margin-top="0in" fo:margin-bottom="0.0835in" fo:text-indent="0in" style:auto-text-indent="false"/>
    </style:style>
    <style:style style:name="WW-Lijstvoortzetting_20_5" style:display-name="WW-Lijstvoortzetting 5" style:family="paragraph" style:parent-style-name="Standard">
      <style:paragraph-properties fo:margin-left="0.9827in" fo:margin-right="0in" fo:margin-top="0in" fo:margin-bottom="0.0835in" fo:text-indent="0in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in" fo:margin-bottom="0.0835in" fo:line-height="200%"/>
    </style:style>
    <style:style style:name="WW-Platte_20_tekst_20_3" style:display-name="WW-Platte teks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in" fo:margin-right="0in" fo:text-indent="0.1457in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1965in" fo:margin-right="0in" fo:text-indent="0.1457in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1965in" fo:margin-right="0in" fo:margin-top="0in" fo:margin-bottom="0.0835in" fo:line-height="200%" fo:text-indent="0in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196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0.4917in" fo:margin-right="0in" fo:text-indent="0in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format=""/>
    </text:list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1965in"/>
      </text:list-level-style-number>
      <text:list-level-style-number text:level="2" text:style-name="Numbering_20_Symbols" style:num-suffix=". " style:num-format="1" text:display-levels="2">
        <style:list-level-properties text:min-label-width="0.1965in"/>
      </text:list-level-style-number>
      <text:list-level-style-number text:level="3" text:style-name="Numbering_20_Symbols" style:num-suffix=". " style:num-format="1" text:display-levels="3">
        <style:list-level-properties text:min-label-width="0.1965in"/>
      </text:list-level-style-number>
      <text:list-level-style-number text:level="4" text:style-name="Numbering_20_Symbols" style:num-suffix=". " style:num-format="1" text:display-levels="4">
        <style:list-level-properties text:min-label-width="0.1965in"/>
      </text:list-level-style-number>
      <text:list-level-style-number text:level="5" text:style-name="Numbering_20_Symbols" style:num-suffix=". " style:num-format="1" text:display-levels="5">
        <style:list-level-properties text:min-label-width="0.1965in"/>
      </text:list-level-style-number>
      <text:list-level-style-number text:level="6" text:style-name="Numbering_20_Symbols" style:num-suffix=". " style:num-format="1" text:display-levels="6">
        <style:list-level-properties text:min-label-width="0.1965in"/>
      </text:list-level-style-number>
      <text:list-level-style-number text:level="7" text:style-name="Numbering_20_Symbols" style:num-suffix=". " style:num-format="1" text:display-levels="7">
        <style:list-level-properties text:min-label-width="0.1965in"/>
      </text:list-level-style-number>
      <text:list-level-style-number text:level="8" text:style-name="Numbering_20_Symbols" style:num-suffix=". " style:num-format="1" text:display-levels="8">
        <style:list-level-properties text:min-label-width="0.1965in"/>
      </text:list-level-style-number>
      <text:list-level-style-number text:level="9" text:style-name="Numbering_20_Symbols" style:num-suffix=". " style:num-format="1" text:display-levels="9">
        <style:list-level-properties text:min-label-width="0.1965in"/>
      </text:list-level-style-number>
      <text:list-level-style-number text:level="10" text:style-name="Numbering_20_Symbols" style:num-suffix=". " style:num-format="1" text:display-levels="10">
        <style:list-level-properties text:min-label-width="0.1965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3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3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>
      <text:list-level-style-number text:level="1" style:num-format="1" text:start-value="6">
        <style:list-level-properties text:min-label-width="0.5in"/>
      </text:list-level-style-number>
      <text:list-level-style-number text:level="2" style:num-format="1" text:start-value="5" text:display-levels="2">
        <style:list-level-properties text:min-label-width="0.5in"/>
      </text:list-level-style-number>
      <text:list-level-style-number text:level="3" style:num-format="1" text:start-value="6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start-value="5" text:display-levels="2">
        <style:list-level-properties text:space-before="0.25in" text:min-label-width="0.5in"/>
      </text:list-level-style-number>
      <text:list-level-style-number text:level="3" style:num-format="1" text:start-value="7" text:display-levels="3">
        <style:list-level-properties text:space-before="0.25in" text:min-label-width="0.5in"/>
      </text:list-level-style-number>
      <text:list-level-style-number text:level="4" style:num-format="1" text:display-levels="4">
        <style:list-level-properties text:space-before="0.25in" text:min-label-width="0.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0.75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in"/>
      </text:list-level-style-number>
      <text:list-level-style-number text:level="9" style:num-format="1" text:display-levels="9">
        <style:list-level-properties text:space-before="0.25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>
      <text:list-level-style-number text:level="1" style:num-format="1" text:start-value="6">
        <style:list-level-properties text:min-label-width="0.5in"/>
      </text:list-level-style-number>
      <text:list-level-style-number text:level="2" style:num-format="1" text:start-value="5" text:display-levels="2">
        <style:list-level-properties text:min-label-width="0.5in"/>
      </text:list-level-style-number>
      <text:list-level-style-number text:level="3" style:num-format="1" text:start-value="7" text:display-levels="3">
        <style:list-level-properties text:min-label-width="0.5in"/>
      </text:list-level-style-number>
      <text:list-level-style-number text:level="4" style:num-format="1" text:start-value="3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32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32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32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1.25in" text:min-label-width="0.25in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41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41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42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42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2833in" fo:margin-left="0.0049in" fo:margin-right="0.0111in" table:align="margins" style:writing-mode="lr-tb"/>
    </style:style>
    <style:style style:name="Table1.A" style:family="table-column">
      <style:table-column-properties style:column-width="1.7424in" style:rel-column-width="18170*"/>
    </style:style>
    <style:style style:name="Table1.B" style:family="table-column">
      <style:table-column-properties style:column-width="2.8736in" style:rel-column-width="29969*"/>
    </style:style>
    <style:style style:name="Table1.C" style:family="table-column">
      <style:table-column-properties style:column-width="1.6681in" style:rel-column-width="17396*"/>
    </style:style>
    <style:style style:name="Table1.A1" style:family="table-cell">
      <style:table-cell-properties style:vertical-align="middle" fo:padding-left="0.075in" fo:padding-right="0.075in" fo:padding-top="0in" fo:padding-bottom="0in" fo:border-left="0.0007in solid #000000" fo:border-right="none" fo:border-top="0.0007in solid #000000" fo:border-bottom="0.0007in solid #000000"/>
    </style:style>
    <style:style style:name="Table1.B1.1.1" style:family="table-cell">
      <style:table-cell-properties style:vertical-align="top" fo:padding-left="0.075in" fo:padding-right="0.075in" fo:padding-top="0in" fo:padding-bottom="0in" fo:border-left="0.0007in solid #000000" fo:border-right="none" fo:border-top="0.0007in solid #000000" fo:border-bottom="0.0007in solid #000000"/>
    </style:style>
    <style:style style:name="Table1.B1.1.2" style:family="table-cell">
      <style:table-cell-properties style:vertical-align="middle"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1.C1" style:family="table-cell">
      <style:table-cell-properties style:vertical-align="middle" fo:padding-left="0.075in" fo:padding-right="0.075in" fo:padding-top="0in" fo:padding-bottom="0in" fo:border="0.0007in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2673in" fo:page-height="11.6925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52in" fo:margin-left="0in" fo:margin-right="0in" fo:margin-bottom="0.1555in" style:dynamic-spacing="true"/>
      </style:header-style>
      <style:footer-style>
        <style:header-footer-properties fo:min-height="0.4925in" fo:margin-left="0in" fo:margin-right="0in" fo:margin-top="0.2957in" style:dynamic-spacing="true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08-24T12:16:33.99">24-08-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Kitchen 2.5.1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1.7181in" svg:height="0.5547in" draw:z-index="19"><draw:image xlink:href="Pictures/20000007000029DD00000D8BD325D36A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20</text:page-number></text:span><text:span text:style-name="Page_20_Number"> of </text:span><text:span text:style-name="Page_20_Number"><text:page-count style:num-format="1">20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dc:title>1</dc:title>
    <meta:initial-creator>Matt Casters</meta:initial-creator>
    <meta:creation-date>2004-05-04T16:00:00</meta:creation-date>
    <dc:date>2007-08-24T12:16:34</dc:date>
    <meta:print-date>2004-05-24T21:55:00</meta:print-date>
    <dc:language>nl-NL</dc:language>
    <meta:editing-cycles>83</meta:editing-cycles>
    <meta:editing-duration>P1DT8H15M48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20" meta:paragraph-count="180" meta:word-count="5939" meta:character-count="35369"/>
  </office:meta>
</office:document-meta>
</file>